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Noun</text:p>
          </table:table-cell>
          <table:table-cell office:value-type="string">
            <text:p>Hidden</text:p>
          </table:table-cell>
          <table:table-cell office:value-type="string">
            <text:p>n0</text:p>
          </table:table-cell>
          <table:table-cell office:value-type="string">
            <text:p>n1</text:p>
          </table:table-cell>
        </table:table-row>
        <table:table-row table:style-name="ro1">
          <table:table-cell office:value-type="string">
            <text:p>animals</text:p>
          </table:table-cell>
          <table:table-cell office:value-type="string">
            <text:p>h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imals</text:p>
          </table:table-cell>
          <table:table-cell office:value-type="string">
            <text:p>h1</text:p>
          </table:table-cell>
          <table:table-cell office:value-type="float" office:value="0.669252415">
            <text:p>0.669252415</text:p>
          </table:table-cell>
          <table:table-cell office:value-type="float" office:value="0.330747585">
            <text:p>0.330747585</text:p>
          </table:table-cell>
        </table:table-row>
        <table:table-row table:style-name="ro1">
          <table:table-cell office:value-type="string">
            <text:p>cats</text:p>
          </table:table-cell>
          <table:table-cell office:value-type="string">
            <text:p>h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ts</text:p>
          </table:table-cell>
          <table:table-cell office:value-type="string">
            <text:p>h1</text:p>
          </table:table-cell>
          <table:table-cell office:value-type="float" office:value="0.474252005">
            <text:p>0.474252005</text:p>
          </table:table-cell>
          <table:table-cell office:value-type="float" office:value="0.525747995">
            <text:p>0.525747995</text:p>
          </table:table-cell>
        </table:table-row>
        <table:table-row table:style-name="ro1">
          <table:table-cell office:value-type="string">
            <text:p>dogs</text:p>
          </table:table-cell>
          <table:table-cell office:value-type="string">
            <text:p>h0</text:p>
          </table:table-cell>
          <table:table-cell office:value-type="float" office:value="0.699467591">
            <text:p>0.699467591</text:p>
          </table:table-cell>
          <table:table-cell office:value-type="float" office:value="0.300532409">
            <text:p>0.300532409</text:p>
          </table:table-cell>
        </table:table-row>
        <table:table-row table:style-name="ro1">
          <table:table-cell office:value-type="string">
            <text:p>dogs</text:p>
          </table:table-cell>
          <table:table-cell office:value-type="string">
            <text:p>h1</text:p>
          </table:table-cell>
          <table:table-cell office:value-type="float" office:value="0.546559623">
            <text:p>0.546559623</text:p>
          </table:table-cell>
          <table:table-cell office:value-type="float" office:value="0.453440377">
            <text:p>0.453440377</text:p>
          </table:table-cell>
        </table:table-row>
        <table:table-row table:style-name="ro1">
          <table:table-cell office:value-type="string">
            <text:p>men</text:p>
          </table:table-cell>
          <table:table-cell office:value-type="string">
            <text:p>h0</text:p>
          </table:table-cell>
          <table:table-cell office:value-type="float" office:value="0.999728624">
            <text:p>0.999728624</text:p>
          </table:table-cell>
          <table:table-cell office:value-type="float" office:value="0.000271376">
            <text:p>0.000271376</text:p>
          </table:table-cell>
        </table:table-row>
        <table:table-row table:style-name="ro1">
          <table:table-cell office:value-type="string">
            <text:p>men</text:p>
          </table:table-cell>
          <table:table-cell office:value-type="string">
            <text:p>h1</text:p>
          </table:table-cell>
          <table:table-cell office:value-type="float" office:value="0.59526311">
            <text:p>0.59526311</text:p>
          </table:table-cell>
          <table:table-cell office:value-type="float" office:value="0.40473689">
            <text:p>0.40473689</text:p>
          </table:table-cell>
        </table:table-row>
        <table:table-row table:style-name="ro1">
          <table:table-cell office:value-type="string">
            <text:p>people</text:p>
          </table:table-cell>
          <table:table-cell office:value-type="string">
            <text:p>h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ople</text:p>
          </table:table-cell>
          <table:table-cell office:value-type="string">
            <text:p>h1</text:p>
          </table:table-cell>
          <table:table-cell office:value-type="float" office:value="0.528348101">
            <text:p>0.528348101</text:p>
          </table:table-cell>
          <table:table-cell office:value-type="float" office:value="0.471651899">
            <text:p>0.47165189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oud (Sussex)</meta:initial-creator>
    <meta:creation-date>2013-12-12T12:55:21</meta:creation-date>
    <dc:date>2013-12-12T12:58:47</dc:date>
    <dc:creator>Daoud (Sussex)</dc:creator>
    <meta:editing-duration>P0D</meta:editing-duration>
    <meta:editing-cycles>1</meta:editing-cycles>
    <meta:document-statistic meta:table-count="3" meta:cell-count="44" meta:object-count="0"/>
    <meta:generator>LibreOffice/3.5$Linux_X86_64 LibreOffice_project/350m1$Build-2</meta:generator>
  </office:meta>
</office:document-meta>
</file>